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873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co3" style:family="table-column">
      <style:table-column-properties style:column-width="157.976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Tahoma" style:font-size-complex="200pt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end" style:text-autospace="none"/>
      <style:text-properties style:font-name="Tahoma" fo:font-size="200pt" style:font-name-asian="Liberation Sans1" style:font-size-asian="200pt" style:font-name-complex="Tahoma" style:font-size-complex="200pt"/>
    </style:style>
    <style:style style:name="ce6" style:family="table-cell">
      <loext:graphic-properties draw:textarea-vertical-align="middle"/>
      <style:paragraph-properties fo:text-align="center" style:text-autospace="none"/>
      <style:text-properties style:font-name="Tahoma" fo:font-size="180pt" style:font-size-asian="180pt" style:font-name-complex="Tahoma" style:font-size-complex="18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end" fo:text-indent="0cm" style:text-autospace="none"/>
      <style:text-properties style:font-name="Tahoma" fo:font-size="200pt" style:font-name-asian="Liberation Sans1" style:font-size-asian="200pt" style:font-name-complex="Tahoma" style:font-size-complex="20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size-asian="180pt" style:font-name-complex="Tahoma" style:font-size-complex="180pt"/>
    </style:style>
    <style:style style:name="T1" style:family="text">
      <style:text-properties style:font-name="Alvi Nastaleeq" fo:font-size="200pt" style:font-size-asian="200pt" style:font-name-complex="Alvi Nastaleeq" style:font-size-complex="200pt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Tahoma" fo:font-size="200pt" style:font-name-asian="Liberation Sans1" style:font-size-asian="200pt" style:font-name-complex="Tahoma" style:font-size-complex="200pt"/>
    </style:style>
    <style:style style:name="T4" style:family="text">
      <style:text-properties style:font-name="Tahoma" fo:font-size="180pt" style:font-size-asian="180pt" style:font-name-complex="Tahoma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40.901cm" svg:height="133.63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وہ خون رو کے یہ کہتا رہا زمانے سے</text:span><text:span text:style-name="T1"><text:line-break/></text:span><text:span text:style-name="T1">ردا ئیں چھینوں نہ لوگوں میرے گھرانے سے</text:span></text:p>
              </table:table-cell>
              <table:table-cell table:style-name="ce2"/>
              <table:table-cell table:style-name="ce3">
                <text:p text:style-name="P2"><text:span text:style-name="T2">Wo khoon ro kay kehta raha zamanay say</text:span><text:span text:style-name="T2"><text:line-break/></text:span><text:span text:style-name="T2">Ridaeyn cheeno naa (x2) logo mere gharanay say</text:span></text:p>
              </table:table-cell>
            </table:table-row>
            <table:table-row table:style-name="ro1">
              <table:table-cell table:style-name="ce4">
                <text:p text:style-name="P3"><text:span text:style-name="T1">سوال آب پر سونے پر اس کے رونے پر</text:span><text:span text:style-name="T1"><text:line-break/></text:span><text:span text:style-name="T1">وہ مارتے تھے سکینہ کو ہر بہانے سے</text:span></text:p>
              </table:table-cell>
              <table:table-cell table:style-name="ce5">
                <text:p text:style-name="P4"><text:span text:style-name="T3">1</text:span></text:p>
              </table:table-cell>
              <table:table-cell table:style-name="ce6">
                <text:p text:style-name="P5"><text:span text:style-name="T4">Sawal-e-aab pay sonay pay us kay ronay pay (x2)</text:span><text:span text:style-name="T4"><text:line-break/></text:span><text:span text:style-name="T4">Wo maartay thay (x2) sakina ko her bahaanay say</text:span></text:p>
              </table:table-cell>
            </table:table-row>
            <table:table-row table:style-name="ro1">
              <table:table-cell table:style-name="ce4">
                <text:p text:style-name="P3"><text:span text:style-name="T1">بلائیں کس طرح عبائل کو مدد کے لئے</text:span><text:span text:style-name="T1"><text:line-break/></text:span><text:span text:style-name="T1">وہ بے ردا تھیں جھجکتی رہیں بلانے سے</text:span></text:p>
              </table:table-cell>
              <table:table-cell table:style-name="ce5">
                <text:p text:style-name="P4"><text:span text:style-name="T3">2</text:span></text:p>
              </table:table-cell>
              <table:table-cell table:style-name="ce6">
                <text:p text:style-name="P5"><text:span text:style-name="T4">Bulaey kis tarha abbas ko madad kai leeyai (x2)</text:span><text:span text:style-name="T4"><text:line-break/></text:span><text:span text:style-name="T4">Wo berida thee (x2) jhijhakti rahi bulanay say</text:span></text:p>
              </table:table-cell>
            </table:table-row>
            <table:table-row table:style-name="ro1">
              <table:table-cell table:style-name="ce4">
                <text:p text:style-name="P3"><text:span text:style-name="T1">سلایا جاتا تھا بے ہوش کر کے ڈروں سے</text:span><text:span text:style-name="T1"><text:line-break/></text:span><text:span text:style-name="T1">جگایا جاتا تھا عابد کو تازیانے سے</text:span></text:p>
              </table:table-cell>
              <table:table-cell table:style-name="ce5">
                <text:p text:style-name="P4"><text:span text:style-name="T3">3</text:span></text:p>
              </table:table-cell>
              <table:table-cell table:style-name="ce6">
                <text:p text:style-name="P5"><text:span text:style-name="T4">Sulaya jaata tha bayhosh ker kay durron say (x2)</text:span><text:span text:style-name="T4"><text:line-break/></text:span><text:span text:style-name="T4">Jagaya jata tha (x2) abid ko taazianay say</text:span></text:p>
              </table:table-cell>
            </table:table-row>
            <table:table-row table:style-name="ro1">
              <table:table-cell table:style-name="ce4">
                <text:p text:style-name="P3"><text:span text:style-name="T1">کچھ اس طرح میر کرب و بلا وہ اجڑے تھے</text:span><text:span text:style-name="T1"><text:line-break/></text:span><text:span text:style-name="T1">کہ ڈر رہے ہیں ابھی تک وہ گھر بسانے سے</text:span></text:p>
              </table:table-cell>
              <table:table-cell table:style-name="ce5">
                <text:p text:style-name="P4"><text:span text:style-name="T3">4</text:span></text:p>
              </table:table-cell>
              <table:table-cell table:style-name="ce6">
                <text:p text:style-name="P5"><text:span text:style-name="T4">Kuch is terha sar-e-kerbobala wo ujray thay (x2)</text:span><text:span text:style-name="T4"><text:line-break/></text:span><text:span text:style-name="T4">Kay dar rahay hain (x2) abhi tak wo ghar basaanay say</text:span></text:p>
              </table:table-cell>
            </table:table-row>
            <table:table-row table:style-name="ro1">
              <table:table-cell table:style-name="ce4">
                <text:p text:style-name="P3"><text:span text:style-name="T1">کہا یہ گنجے شہیداں میں باپ کے سر نے</text:span><text:span text:style-name="T1"><text:line-break/></text:span><text:span text:style-name="T1">مجھے سکینہ بلاتی ہے قید خانے سے</text:span></text:p>
              </table:table-cell>
              <table:table-cell table:style-name="ce5">
                <text:p text:style-name="P4"><text:span text:style-name="T3">5</text:span></text:p>
              </table:table-cell>
              <table:table-cell table:style-name="ce6">
                <text:p text:style-name="P5"><text:span text:style-name="T4">Kaha ye ganj-e-shaheedan mei baap kay sar nay (x2)</text:span><text:span text:style-name="T4"><text:line-break/></text:span><text:span text:style-name="T4">Mujhai sakina (x2) bulati hai qaid khaanay say</text:span></text:p>
              </table:table-cell>
            </table:table-row>
            <table:table-row table:style-name="ro1">
              <table:table-cell table:style-name="ce4">
                <text:p text:style-name="P3"><text:span text:style-name="T1">ردائے ثانی زہرہ میں ڈھل گیا اکبر</text:span><text:span text:style-name="T1"><text:line-break/></text:span><text:span text:style-name="T1">غبار اُٹھا جو لاشوں کے تھر تھرانے سے</text:span></text:p>
              </table:table-cell>
              <table:table-cell table:style-name="ce5">
                <text:p text:style-name="P4"><text:span text:style-name="T3">6</text:span></text:p>
              </table:table-cell>
              <table:table-cell table:style-name="ce6">
                <text:p text:style-name="P5"><text:span text:style-name="T4">Rida-e-saani-e-zehra mei dhal gaya akbar (x2)</text:span><text:span text:style-name="T4"><text:line-break/></text:span><text:span text:style-name="T4">Ghubaar utha jo laashon kay thar tharaanay say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40.9cm" fo:page-height="133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19:55.155451900</dc:date>
    <meta:editing-duration>PT1H7M53S</meta:editing-duration>
    <meta:editing-cycles>20</meta:editing-cycles>
    <meta:generator>LibreOffice/25.2.4.3$Windows_X86_64 LibreOffice_project/33e196637044ead23f5c3226cde09b47731f7e27</meta:generator>
    <meta:document-statistic meta:object-count="1"/>
  </office:meta>
</office:document-meta>
</file>